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0fb6b" officeooo:paragraph-rsid="0010fb6b"/>
    </style:style>
    <style:style style:name="P2" style:family="paragraph" style:parent-style-name="Standard">
      <style:text-properties officeooo:rsid="0011b491" officeooo:paragraph-rsid="0011b491"/>
    </style:style>
    <style:style style:name="T1" style:family="text">
      <style:text-properties officeooo:rsid="0011b491"/>
    </style:style>
    <style:style style:name="T2" style:family="text">
      <style:text-properties officeooo:rsid="00139d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4"/></text:p>
      <text:p text:style-name="Standard"><text:s text:c="4"/>protected static final String PROP_FILE = "file"; <text:tab/><text:span text:style-name="T1">Linia 61</text:span></text:p>
      <text:p text:style-name="Standard"/>
      <text:p text:style-name="P1">Aquesta és una String constant, no respecta el camelCase, respecta el SNAKE_CASE. <text:s text:c="2"/>Protected fa que la variable sigui inaccessible, <text:span text:style-name="T1">protected</text:span> fa que sigui global</text:p>
      <text:p text:style-name="P1"/>
      <text:p text:style-name="P2">externalLinked <text:tab/>Linia 366</text:p>
      <text:p text:style-name="P2"/>
      <text:p text:style-name="P2">Aquest és un boolean , respecta el camelCase, private fa que sigui inaccessible <text:span text:style-name="T2">i és local ja que és privat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7T18:41:54.589144566</meta:creation-date>
    <dc:date>2022-12-13T15:54:07.564923774</dc:date>
    <meta:editing-duration>PT57S</meta:editing-duration>
    <meta:editing-cycles>1</meta:editing-cycles>
    <meta:document-statistic meta:table-count="0" meta:image-count="0" meta:object-count="0" meta:page-count="1" meta:paragraph-count="5" meta:word-count="56" meta:character-count="363" meta:non-whitespace-character-count="299"/>
    <meta:generator>LibreOffice/7.0.4.2$Linux_X86_64 LibreOffice_project/00$Build-2</meta:generator>
  </office:meta>
</office:document-meta>
</file>